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59cm" svg:stroke-color="#000000" draw:marker-start="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2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506cm" fo:min-width="0.201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568cm" fo:min-width="0.31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5.765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5.911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581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5.434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4.024cm" fo:min-width="0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2.798cm"/>
    </style:style>
    <style:style style:name="gr11" style:family="graphic" style:parent-style-name="objectwithoutfill">
      <style:graphic-properties draw:stroke="solid" draw:stroke-dash="Fine_20_Dotted"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dash" draw:stroke-dash="Fine_20_Dashed" svg:stroke-width="0.212cm" svg:stroke-color="#000000" draw:marker-start="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Fine_20_Dashed" svg:stroke-width="0.159cm" svg:stroke-color="#000000" draw:marker-start-width="0.437cm" draw:marker-end-width="0.437cm" draw:fill="none" draw:fill-color="#000000" draw:textarea-horizontal-align="justify" draw:textarea-vertical-align="middle" draw:auto-grow-height="false" fo:min-height="0.955cm" fo:min-width="0.65cm" fo:padding-top="0.203cm" fo:padding-bottom="0.203cm" fo:padding-left="0.328cm" fo:padding-right="0.32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312cm" fo:min-width="0.977cm"/>
    </style:style>
    <style:style style:name="gr15" style:family="graphic" style:parent-style-name="standard">
      <style:graphic-properties svg:stroke-width="0.159cm" svg:stroke-color="#000000" draw:marker-start-width="0.438cm" draw:marker-end-width="0.438cm" draw:fill="none" draw:textarea-vertical-align="middle" draw:auto-grow-height="false" fo:min-height="6.516cm" fo:min-width="0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923cm"/>
    </style:style>
    <style:style style:name="gr17" style:family="graphic" style:parent-style-name="standard">
      <style:graphic-properties svg:stroke-width="0.159cm" svg:stroke-color="#000000" draw:marker-start-width="0.438cm" draw:marker-end-width="0.438cm" draw:fill="none" draw:textarea-vertical-align="middle" draw:auto-grow-height="false" fo:min-height="1.278cm" fo:min-width="0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7.421cm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none" draw:textarea-vertical-align="middle" draw:auto-grow-height="false" fo:min-height="13.853cm" fo:min-width="0cm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798cm"/>
    </style:style>
    <style:style style:name="gr21" style:family="graphic" style:parent-style-name="objectwithoutfill">
      <style:graphic-properties draw:stroke="solid" draw:stroke-dash="Fine_20_Dotted" svg:stroke-width="0.212cm" svg:stroke-color="#000000" draw:marker-start-width="0.517cm" draw:marker-end="" draw:marker-end-width="0.6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/>
    </style:style>
    <style:style style:name="T1" style:family="text">
      <style:text-properties fo:font-size="18pt" fo:font-weight="bold"/>
    </style:style>
    <style:style style:name="T2" style:family="text">
      <style:text-properties fo:font-size="26pt" fo:font-weight="bold" style:font-size-asian="26pt" style:font-size-complex="26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11.614cm" svg:y1="1.689cm" svg:x2="25.474cm" svg:y2="1.687cm">
          <text:p/>
        </draw:line>
        <draw:custom-shape draw:style-name="gr2" draw:text-style-name="P2" draw:layer="layout" svg:width="1.137cm" svg:height="1.216cm" svg:x="10.498cm" svg:y="1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18cm" svg:height="0.818cm" svg:x="3.52cm" svg:y="1.34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5.474cm" svg:y1="1.688cm" svg:x2="25.474cm" svg:y2="1.688cm" draw:start-shape="id1" draw:end-shape="id1" svg:d="M25474 1688z" svg:viewBox="0 0 1 1">
          <text:p/>
        </draw:connector>
        <draw:custom-shape draw:style-name="gr5" draw:text-style-name="P4" draw:layer="layout" svg:width="1.009cm" svg:height="6.457cm" draw:transform="rotate (1.5707963267949) translate (4.066cm 3.53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6.411cm" svg:height="1.033cm" svg:x="4.344cm" svg:y="3.592cm">
          <draw:text-box>
            <text:p><text:span text:style-name="T1">Oculomotor Delay</text:span></text:p>
          </draw:text-box>
        </draw:frame>
        <draw:custom-shape draw:style-name="gr7" draw:text-style-name="P4" draw:layer="layout" svg:width="0.845cm" svg:height="0.987cm" draw:transform="rotate (-1.5707963267949) translate (4.429cm 0.26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5.934cm" svg:height="1.033cm" svg:x="0.909cm" svg:y="-0.703cm">
          <draw:text-box>
            <text:p><text:span text:style-name="T1">Cognitive Action</text:span></text:p>
          </draw:text-box>
        </draw:frame>
        <draw:custom-shape draw:style-name="gr9" draw:text-style-name="P4" draw:layer="layout" svg:width="0.872cm" svg:height="14.726cm" draw:transform="rotate (-1.5707963267949) translate (25.249cm 0.16cm)">
          <text:p/>
          <draw:enhanced-geometry svg:viewBox="0 0 21600 21600" draw:glue-points="21600 0 0 10800 21600 21600" draw:text-areas="13800 ?f9 21600 ?f10" draw:type="left-brace" draw:modifiers="813.71337452660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3.298cm" svg:height="1.033cm" svg:x="16.801cm" svg:y="-0.81cm">
          <draw:text-box>
            <text:p><text:span text:style-name="T1">Look</text:span></text:p>
          </draw:text-box>
        </draw:frame>
        <draw:line draw:style-name="gr11" draw:text-style-name="P6" draw:layer="layout" svg:x1="4.387cm" svg:y1="1.826cm" svg:x2="10.524cm" svg:y2="1.826cm">
          <text:p/>
        </draw:line>
        <draw:line draw:style-name="gr12" draw:text-style-name="P1" xml:id="id2" draw:id="id2" draw:layer="layout" svg:x1="12.006cm" svg:y1="11.39cm" svg:x2="25.866cm" svg:y2="11.388cm">
          <text:p/>
        </draw:line>
        <draw:custom-shape draw:style-name="gr13" draw:text-style-name="P2" draw:layer="layout" svg:width="1.772cm" svg:height="1.851cm" svg:x="10.234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477cm" svg:height="1.562cm" svg:x="2.862cm" svg:y="10.6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5.866cm" svg:y1="11.389cm" svg:x2="25.866cm" svg:y2="11.389cm" draw:start-shape="id2" draw:end-shape="id2" svg:d="M25866 11389z" svg:viewBox="0 0 1 1">
          <text:p/>
        </draw:connector>
        <draw:custom-shape draw:style-name="gr15" draw:text-style-name="P4" draw:layer="layout" svg:width="1.009cm" svg:height="7.304cm" draw:transform="rotate (1.5707963267949) translate (3.813cm 13.5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7" draw:layer="layout" svg:width="8.423cm" svg:height="1.276cm" svg:x="3.098cm" svg:y="13.522cm">
          <draw:text-box>
            <text:p><text:span text:style-name="T2">Oculomotor Delay</text:span></text:p>
          </draw:text-box>
        </draw:frame>
        <draw:custom-shape draw:style-name="gr17" draw:text-style-name="P4" draw:layer="layout" svg:width="0.845cm" svg:height="1.778cm" draw:transform="rotate (-1.5707963267949) translate (4.513cm 9.4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8" draw:layer="layout" svg:width="7.921cm" svg:height="2.301cm" svg:x="1.01cm" svg:y="6.998cm">
          <draw:text-box>
            <text:p text:style-name="P1"><text:span text:style-name="T2">Cognitive</text:span><text:span text:style-name="T1"> </text:span></text:p>
            <text:p text:style-name="P1"><text:span text:style-name="T2">Action</text:span></text:p>
          </draw:text-box>
        </draw:frame>
        <draw:custom-shape draw:style-name="gr19" draw:text-style-name="P4" draw:layer="layout" svg:width="0.872cm" svg:height="14.605cm" draw:transform="rotate (-1.5707963267949) translate (25.595cm 9.221cm)">
          <text:p/>
          <draw:enhanced-geometry svg:viewBox="0 0 21600 21600" draw:glue-points="21600 0 0 10800 21600 21600" draw:text-areas="13800 ?f9 21600 ?f10" draw:type="left-brace" draw:modifiers="813.71337452660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9" draw:layer="layout" svg:width="3.298cm" svg:height="1.276cm" svg:x="16.702cm" svg:y="7.891cm">
          <draw:text-box>
            <text:p><text:span text:style-name="T3">Look</text:span></text:p>
          </draw:text-box>
        </draw:frame>
        <draw:line draw:style-name="gr21" draw:text-style-name="P6" draw:layer="layout" svg:x1="4.105cm" svg:y1="11.39cm" svg:x2="10.242cm" svg:y2="11.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093cm" fo:margin-bottom="3.658cm" fo:margin-left="0.524cm" fo:margin-right="1.7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3T10:47:05.560635755</meta:creation-date>
    <dc:date>2022-11-23T14:58:42.315417897</dc:date>
    <meta:editing-duration>PT5M30S</meta:editing-duration>
    <meta:editing-cycles>4</meta:editing-cycles>
    <meta:generator>LibreOffice/6.0.7.3$Linux_X86_64 LibreOffice_project/00m0$Build-3</meta:generator>
    <meta:document-statistic meta:object-count="22"/>
  </office:meta>
</office:document-meta>
</file>